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a2" style:family="table">
      <style:table-properties style:width="18.918cm" fo:margin-left="0cm" table:align="left"/>
    </style:style>
    <style:style style:name="Tabela2.A" style:family="table-column">
      <style:table-column-properties style:column-width="18.918cm"/>
    </style:style>
    <style:style style:name="Tabela2.A1" style:family="table-cell">
      <style:table-cell-properties fo:padding="0.097cm" fo:border="0.5pt solid #000000"/>
    </style:style>
    <style:style style:name="Tabela1" style:family="table">
      <style:table-properties style:width="18.918cm" fo:margin-left="0cm" table:align="left"/>
    </style:style>
    <style:style style:name="Tabela1.A" style:family="table-column">
      <style:table-column-properties style:column-width="18.918cm"/>
    </style:style>
    <style:style style:name="Tabela1.A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text-align="center" style:justify-single-word="false"/>
      <style:text-properties fo:color="#2a6099" loext:opacity="100%" style:font-name="Times New Roman1" fo:font-size="20pt" style:font-size-asian="20pt" style:font-size-complex="20pt"/>
    </style:style>
    <style:style style:name="P2" style:family="paragraph" style:parent-style-name="Heading_20_2">
      <style:paragraph-properties fo:text-align="center" style:justify-single-word="false"/>
      <style:text-properties fo:color="#2a6099" loext:opacity="100%" style:font-name="Times New Roman1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orizontal_20_Line">
      <style:text-properties style:font-name="Times New Roman1"/>
    </style:style>
    <style:style style:name="P5" style:family="paragraph" style:parent-style-name="Heading_20_2">
      <style:text-properties fo:color="#2a6099" loext:opacity="100%" style:font-name="Times New Roman1"/>
    </style:style>
    <style:style style:name="P6" style:family="paragraph" style:parent-style-name="Text_20_body" style:list-style-name="L1">
      <loext:graphic-properties draw:fill="none"/>
      <style:paragraph-properties fo:margin-left="0cm" fo:margin-right="-1.7cm" fo:margin-top="0cm" fo:margin-bottom="0.247cm" style:contextual-spacing="false" fo:line-height="115%" fo:text-indent="0cm" style:auto-text-indent="false" fo:background-color="transparent"/>
      <style:text-properties style:font-name="Times New Roman1" fo:font-size="11pt" style:font-size-asian="11pt" style:font-size-complex="11pt"/>
    </style:style>
    <style:style style:name="P7" style:family="paragraph" style:parent-style-name="Text_20_body" style:list-style-name="L1">
      <style:text-properties style:font-name="Times New Roman1" fo:font-size="11pt" style:font-size-asian="11pt" style:font-size-complex="11pt"/>
    </style:style>
    <style:style style:name="P8" style:family="paragraph" style:parent-style-name="Heading_20_2">
      <style:text-properties fo:color="#2a6099" loext:opacity="100%" style:font-name="Times New Roman1" fo:font-size="16pt" style:font-size-asian="16pt" style:font-size-complex="16pt"/>
    </style:style>
    <style:style style:name="P9" style:family="paragraph" style:parent-style-name="Heading_20_3">
      <style:text-properties style:font-name="Times New Roman1" fo:font-size="14pt" style:font-size-asian="14pt" style:font-size-complex="14pt"/>
    </style:style>
    <style:style style:name="P10" style:family="paragraph" style:parent-style-name="Text_20_body">
      <style:text-properties officeooo:paragraph-rsid="00206408"/>
    </style:style>
    <style:style style:name="P11" style:family="paragraph" style:parent-style-name="Text_20_body" style:list-style-name="L2">
      <style:text-properties officeooo:paragraph-rsid="00206408"/>
    </style:style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>
      <style:text-properties officeooo:paragraph-rsid="002664d7"/>
    </style:style>
    <style:style style:name="P15" style:family="paragraph" style:parent-style-name="Horizontal_20_Line">
      <style:text-properties style:font-name="Times New Roman1" fo:font-size="11pt" style:font-size-asian="11pt" style:font-size-complex="11pt"/>
    </style:style>
    <style:style style:name="P16" style:family="paragraph" style:parent-style-name="Text_20_body" style:list-style-name="L5">
      <style:text-properties officeooo:paragraph-rsid="00206408"/>
    </style:style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10"/>
    <style:style style:name="P23" style:family="paragraph" style:parent-style-name="Text_20_body" style:list-style-name="L11">
      <style:text-properties style:font-name="Times New Roman1" fo:font-size="11pt" officeooo:rsid="001ae139" style:font-size-asian="11pt" style:font-size-complex="11pt"/>
    </style:style>
    <style:style style:name="P24" style:family="paragraph" style:parent-style-name="Text_20_body">
      <style:text-properties officeooo:paragraph-rsid="001a8086"/>
    </style:style>
    <style:style style:name="P25" style:family="paragraph" style:parent-style-name="Text_20_body" style:list-style-name="L12">
      <style:text-properties style:font-name="Times New Roman1" fo:font-size="11pt" style:font-size-asian="11pt" style:font-size-complex="11pt"/>
    </style:style>
    <style:style style:name="P26" style:family="paragraph" style:parent-style-name="Text_20_body" style:list-style-name="L13">
      <style:text-properties style:font-name="Times New Roman1" fo:font-size="11pt" style:font-size-asian="11pt" style:font-size-complex="11pt"/>
    </style:style>
    <style:style style:name="P27" style:family="paragraph" style:parent-style-name="Standard">
      <style:text-properties style:font-name="Times New Roman1" fo:font-size="11pt" style:font-size-asian="11pt" style:font-size-complex="11pt"/>
    </style:style>
    <style:style style:name="T1" style:family="text">
      <style:text-properties fo:color="#000000" loext:opacity="100%" style:font-name="Times New Roman1"/>
    </style:style>
    <style:style style:name="T2" style:family="text">
      <style:text-properties fo:color="#000000" loext:opacity="100%" style:font-name="Times New Roman1" fo:font-size="11pt" officeooo:rsid="00139824" style:font-size-asian="11pt" style:font-size-complex="11pt"/>
    </style:style>
    <style:style style:name="T3" style:family="text">
      <style:text-properties fo:color="#2a6099" loext:opacity="100%" style:font-name="Times New Roman1"/>
    </style:style>
    <style:style style:name="T4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style:font-name="Times New Roman1" fo:font-size="11pt" style:font-size-asian="11pt" style:font-size-complex="11pt"/>
    </style:style>
    <style:style style:name="T7" style:family="text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1" fo:font-size="12pt" fo:font-weight="normal" officeooo:rsid="00259ce1" style:font-size-asian="12pt" style:font-weight-asian="normal" style:font-size-complex="12pt" style:font-weight-complex="normal"/>
    </style:style>
    <style:style style:name="T10" style:family="text">
      <style:text-properties style:font-name="Times New Roman1" fo:font-size="11pt" officeooo:rsid="00259ce1" style:font-size-asian="11pt" style:font-size-complex="11pt"/>
    </style:style>
    <style:style style:name="T11" style:family="text">
      <style:text-properties style:font-name="Times New Roman1" fo:font-size="11pt" officeooo:rsid="002664d7" style:font-size-asian="11pt" style:font-size-complex="11pt"/>
    </style:style>
    <style:style style:name="T12" style:family="text">
      <style:text-properties fo:color="#2a6099" loext:opacity="100%" style:font-name="Times New Roman1"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name="Times New Roman1" fo:font-size="14pt" style:font-size-asian="14pt" style:font-size-complex="14pt"/>
    </style:style>
    <style:style style:name="T14" style:family="text">
      <style:text-properties style:font-name="Times New Roman1" fo:font-size="11pt" officeooo:rsid="0026ebe8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pis treści">
        <text:table-of-content-source text:outline-level="3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Standard"/>
        </text:index-body>
      </text:table-of-content>
      <text:h text:style-name="P1" text:outline-level="1">KONKURS GG ROBOT 2026</text:h>
      <text:h text:style-name="P2" text:outline-level="2">Dokumentacja projektowa – ETAP I</text:h>
      <table:table table:name="Tabela2" table:style-name="Tabela2">
        <table:table-column table:style-name="Tabela2.A"/>
        <table:table-row>
          <table:table-cell table:style-name="Tabela2.A1" office:value-type="string">
            <text:p text:style-name="P3"><text:span text:style-name="Strong_20_Emphasis"><text:span text:style-name="T1">Nazwa drużyny:</text:span></text:span><text:span text:style-name="T1"> </text:span><text:span text:style-name="T2">enigma-tech</text:span><text:span text:style-name="T1"><text:line-break/></text:span><text:span text:style-name="Strong_20_Emphasis"><text:span text:style-name="T1">Numer drużyny:</text:span></text:span><text:span text:style-name="T3"> </text:span><text:span text:style-name="T2">27</text:span></text:p>
          </table:table-cell>
        </table:table-row>
      </table:table>
      <text:p text:style-name="P4"/>
      <table:table table:name="Tabela1" table:style-name="Tabela1">
        <table:table-column table:style-name="Tabela1.A"/>
        <table:table-row>
          <table:table-cell table:style-name="Tabela1.A1" office:value-type="string">
            <text:h text:style-name="P5" text:outline-level="2">Spis treści</text:h>
          </table:table-cell>
        </table:table-row>
        <table:table-row>
          <table:table-cell table:style-name="Tabela1.A2" office:value-type="string">
            <text:list text:style-name="L1">
              <text:list-item>
                <text:p text:style-name="P6">Cele i zadania konkursu GG Robot 2026<text:line-break/>1.1. Cele i zadania rozgrywek robotów<text:line-break/>1.2. Cele i zadania konstrukcji robotów<text:line-break/>1.3. Cele i zadania dotyczące oprogramowania robotów</text:p>
              </text:list-item>
            </text:list>
          </table:table-cell>
        </table:table-row>
        <table:table-row>
          <table:table-cell table:style-name="Tabela1.A2" office:value-type="string">
            <text:list text:continue-numbering="true" text:style-name="L1">
              <text:list-item>
                <text:p text:style-name="P7">Bariery i problemy w realizacji projektu</text:p>
              </text:list-item>
            </text:list>
          </table:table-cell>
        </table:table-row>
        <table:table-row>
          <table:table-cell table:style-name="Tabela1.A2" office:value-type="string">
            <text:list text:continue-numbering="true" text:style-name="L1">
              <text:list-item>
                <text:p text:style-name="P7">Organizacja drużyny</text:p>
              </text:list-item>
            </text:list>
          </table:table-cell>
        </table:table-row>
      </table:table>
      <text:p text:style-name="P4"/>
      <text:h text:style-name="P8" text:outline-level="2">1. Cele i zadania konkursu GG Robot 2026</text:h>
      <text:h text:style-name="P9" text:outline-level="3">1.1. Cele i zadania rozgrywek robotów:</text:h>
      <text:p text:style-name="P10"><text:span text:style-name="Strong_20_Emphasis"><text:span text:style-name="T4"><text:tab/>Cel 1:</text:span></text:span><text:span text:style-name="T5"> </text:span><text:span text:style-name="T6">Pełna realizacja wszystkich konkurencji turniejowych zgodnie z regulaminem.<text:line-break/><text:tab/><text:tab/></text:span><text:span text:style-name="Strong_20_Emphasis"><text:span text:style-name="T7">Termin realizacji:</text:span></text:span><text:span text:style-name="T8"> </text:span><text:span text:style-name="T9">24</text:span><text:span text:style-name="T6">.04.2026</text:span></text:p>
      <text:list text:style-name="L2">
        <text:list-item>
          <text:list>
            <text:list-header>
              <text:p text:style-name="P11"><text:span text:style-name="T6">Zadanie 1: Szczegółowa analiza regulaminu i planszy zawodów – </text:span><text:span text:style-name="Emphasis"><text:span text:style-name="T6">do </text:span></text:span><text:span text:style-name="Emphasis"><text:span text:style-name="T10">13</text:span></text:span><text:span text:style-name="Emphasis"><text:span text:style-name="T6">.0</text:span></text:span><text:span text:style-name="Emphasis"><text:span text:style-name="T10">3</text:span></text:span><text:span text:style-name="Emphasis"><text:span text:style-name="T6">.2026</text:span></text:span></text:p>
              <text:p text:style-name="P11"><text:span text:style-name="T6">Zadanie 2: Przygotowanie strategii startowej robota – </text:span><text:span text:style-name="Emphasis"><text:span text:style-name="T6">do </text:span></text:span><text:span text:style-name="Emphasis"><text:span text:style-name="T10">1</text:span></text:span><text:span text:style-name="Emphasis"><text:span text:style-name="T11">7</text:span></text:span><text:span text:style-name="Emphasis"><text:span text:style-name="T6">.0</text:span></text:span><text:span text:style-name="Emphasis"><text:span text:style-name="T10">4</text:span></text:span><text:span text:style-name="Emphasis"><text:span text:style-name="T6">.2026</text:span></text:span></text:p>
            </text:list-header>
          </text:list>
        </text:list-item>
      </text:list>
      <text:p text:style-name="Text_20_body"><text:span text:style-name="Strong_20_Emphasis"><text:span text:style-name="T4"><text:tab/>Cel 2:</text:span></text:span><text:span text:style-name="T5"> </text:span><text:span text:style-name="T6">Maksymalizacja liczby punktów </text:span><text:span text:style-name="T10">możliwych do uzyskania </text:span><text:span text:style-name="T6">w rozgrywkach.<text:line-break/><text:tab/><text:tab/></text:span><text:span text:style-name="Strong_20_Emphasis"><text:span text:style-name="T7">Termin realizacji:</text:span></text:span><text:span text:style-name="T6"> </text:span><text:span text:style-name="T10">24</text:span><text:span text:style-name="T6">.04.2026</text:span></text:p>
      <text:list text:style-name="L3">
        <text:list-item>
          <text:list>
            <text:list-header>
              <text:p text:style-name="P12"><text:span text:style-name="T6">Zadanie 1: Testy różnych strategii przejazdu – </text:span><text:span text:style-name="Emphasis"><text:span text:style-name="T6">do </text:span></text:span><text:span text:style-name="Emphasis"><text:span text:style-name="T10">0</text:span></text:span><text:span text:style-name="Emphasis"><text:span text:style-name="T11">3</text:span></text:span><text:span text:style-name="Emphasis"><text:span text:style-name="T6">.0</text:span></text:span><text:span text:style-name="Emphasis"><text:span text:style-name="T10">4</text:span></text:span><text:span text:style-name="Emphasis"><text:span text:style-name="T6">.2026</text:span></text:span></text:p>
              <text:p text:style-name="P12"><text:span text:style-name="T6">Zadanie 2: Analiza wyników testów i korekty strategii – </text:span><text:span text:style-name="Emphasis"><text:span text:style-name="T6">do </text:span></text:span><text:span text:style-name="Emphasis"><text:span text:style-name="T11">10</text:span></text:span><text:span text:style-name="Emphasis"><text:span text:style-name="T6">.03.2026</text:span></text:span></text:p>
            </text:list-header>
          </text:list>
        </text:list-item>
      </text:list>
      <text:p text:style-name="Text_20_body"><text:span text:style-name="Strong_20_Emphasis"><text:span text:style-name="T5"><text:tab/>Cel 3:</text:span></text:span><text:span text:style-name="T6"> Bezawaryjna praca robota podczas zawodów.<text:line-break/><text:tab/><text:tab/></text:span><text:span text:style-name="Strong_20_Emphasis"><text:span text:style-name="T6">Termin realizacji:</text:span></text:span><text:span text:style-name="T6"> 2</text:span><text:span text:style-name="T11">4</text:span><text:span text:style-name="T6">.04.2026</text:span></text:p>
      <text:list text:style-name="L4">
        <text:list-item>
          <text:list>
            <text:list-header>
              <text:p text:style-name="P13"><text:span text:style-name="T6">Zadanie 1: Testy długotrwałej pracy robota – </text:span><text:span text:style-name="Emphasis"><text:span text:style-name="T6">do 0</text:span></text:span><text:span text:style-name="Emphasis"><text:span text:style-name="T11">3</text:span></text:span><text:span text:style-name="Emphasis"><text:span text:style-name="T6">.04.2026</text:span></text:span></text:p>
              <text:p text:style-name="P13"><text:span text:style-name="T6">Zadanie 2: Przygotowanie planu awaryjnego na czas zawodów – </text:span><text:span text:style-name="Emphasis"><text:span text:style-name="T6">do </text:span></text:span><text:span text:style-name="Emphasis"><text:span text:style-name="T11">20</text:span></text:span><text:span text:style-name="Emphasis"><text:span text:style-name="T6">.04.2026</text:span></text:span></text:p>
            </text:list-header>
          </text:list>
        </text:list-item>
      </text:list>
      <text:p text:style-name="Text_20_body"><text:span text:style-name="Emphasis"><text:span text:style-name="T6"><text:tab/>/</text:span></text:span><text:span text:style-name="Emphasis"><text:span text:style-name="T11">*Cel 4: Punktualne wystawienie robata na zawody.</text:span></text:span></text:p>
      <text:p text:style-name="P14"><text:span text:style-name="Strong_20_Emphasis"><text:span text:style-name="T11"><text:tab/><text:tab/>Termin realizacji:</text:span></text:span><text:span text:style-name="Emphasis"><text:span text:style-name="T11"> 24.04.2026</text:span></text:span></text:p>
      <text:p text:style-name="P14"><text:span text:style-name="Emphasis"><text:span text:style-name="T11"><text:tab/> <text:tab/>Zadanie 1: Przygotowanie materiałów – do 03.04.2026</text:span></text:span></text:p>
      <text:p text:style-name="P14"><text:soft-page-break/><text:span text:style-name="Emphasis"><text:span text:style-name="T11"><text:tab/><text:tab/>Zadanie 2: Rozpoczęcie zawodów – do 20.04.2026*/</text:span></text:span></text:p>
      <text:p text:style-name="P15"/>
      <text:h text:style-name="P9" text:outline-level="3">1.2. Cele i zadania konstrukcji robotów</text:h>
      <text:p text:style-name="P10"><text:span text:style-name="Strong_20_Emphasis"><text:span text:style-name="T5"><text:tab/>Cel 1:</text:span></text:span><text:span text:style-name="T6"> Zaprojektowanie konstrukcji spełniającej wszystkie wymagania regulaminowe.<text:line-break/><text:tab/><text:tab/></text:span><text:span text:style-name="Strong_20_Emphasis"><text:span text:style-name="T6">Termin realizacji:</text:span></text:span><text:span text:style-name="T6"> 20.02.2026</text:span></text:p>
      <text:list text:style-name="L5">
        <text:list-item>
          <text:list>
            <text:list-item>
              <text:p text:style-name="P16"><text:span text:style-name="T6">Zadanie 1: Wykonanie projektu konstrukcji w programie CAD – </text:span><text:span text:style-name="Emphasis"><text:span text:style-name="T6">do 05.02.2026</text:span></text:span></text:p>
            </text:list-item>
            <text:list-item>
              <text:p text:style-name="P17"><text:span text:style-name="T6">Zadanie 2: Weryfikacja projektu pod kątem regulaminu – </text:span><text:span text:style-name="Emphasis"><text:span text:style-name="T6">do 10.02.2026</text:span></text:span></text:p>
            </text:list-item>
          </text:list>
        </text:list-item>
      </text:list>
      <text:p text:style-name="Text_20_body"><text:span text:style-name="Strong_20_Emphasis"><text:span text:style-name="T5"><text:tab/>Cel 2:</text:span></text:span><text:span text:style-name="T5"> </text:span><text:span text:style-name="T6">Budowa kompletnego robota konkursowego.<text:line-break/><text:tab/><text:tab/></text:span><text:span text:style-name="Strong_20_Emphasis"><text:span text:style-name="T6">Termin realizacji:</text:span></text:span><text:span text:style-name="T5"> </text:span><text:span text:style-name="T6">10.03.2026</text:span></text:p>
      <text:list text:style-name="L6">
        <text:list-item>
          <text:list>
            <text:list-item>
              <text:p text:style-name="P18"><text:span text:style-name="T6">Zadanie 1: Montaż elementów mechanicznych – </text:span><text:span text:style-name="Emphasis"><text:span text:style-name="T6">do 25.02.2026</text:span></text:span></text:p>
            </text:list-item>
            <text:list-item>
              <text:p text:style-name="P18"><text:span text:style-name="T6">Zadanie 2: Montaż silników, czujników i okablowania – </text:span><text:span text:style-name="Emphasis"><text:span text:style-name="T6">do 05.03.2026</text:span></text:span></text:p>
            </text:list-item>
          </text:list>
        </text:list-item>
      </text:list>
      <text:p text:style-name="Text_20_body"><text:span text:style-name="Strong_20_Emphasis"><text:span text:style-name="T5"><text:tab/>Cel 3:</text:span></text:span><text:span text:style-name="T6"> Zwiększenie trwałości i niezawodności konstrukcji.<text:line-break/><text:tab/><text:tab/></text:span><text:span text:style-name="Strong_20_Emphasis"><text:span text:style-name="T6">Termin realizacji:</text:span></text:span><text:span text:style-name="T5"> </text:span><text:span text:style-name="T6">25.03.2026</text:span></text:p>
      <text:list text:style-name="L7">
        <text:list-item>
          <text:list>
            <text:list-item>
              <text:p text:style-name="P19"><text:span text:style-name="T6">Zadanie 1: Testy wytrzymałościowe konstrukcji – </text:span><text:span text:style-name="Emphasis"><text:span text:style-name="T6">do 15.03.2026</text:span></text:span></text:p>
            </text:list-item>
            <text:list-item>
              <text:p text:style-name="P19"><text:span text:style-name="T6">Zadanie 2: Wzmocnienie newralgicznych elementów robota – </text:span><text:span text:style-name="Emphasis"><text:span text:style-name="T6">do 20.03.2026</text:span></text:span></text:p>
            </text:list-item>
          </text:list>
        </text:list-item>
      </text:list>
      <text:p text:style-name="P4"/>
      <text:h text:style-name="P9" text:outline-level="3">1.3. Cele i zadania dotyczące oprogramowania robotów</text:h>
      <text:p text:style-name="Text_20_body"><text:span text:style-name="Strong_20_Emphasis"><text:span text:style-name="T5"><text:tab/>Cel 1:</text:span></text:span><text:span text:style-name="T5"> </text:span><text:span text:style-name="T6">Opracowanie stabilnego oprogramowania sterującego robotem.<text:line-break/><text:tab/><text:tab/></text:span><text:span text:style-name="Strong_20_Emphasis"><text:span text:style-name="T6">Termin realizacji:</text:span></text:span><text:span text:style-name="T5"> </text:span><text:span text:style-name="T6">15.03.2026</text:span></text:p>
      <text:list text:style-name="L8">
        <text:list-item>
          <text:list>
            <text:list-item>
              <text:p text:style-name="P20"><text:span text:style-name="T6">Zadanie 1: Implementacja algorytmów jazdy i sterowania – </text:span><text:span text:style-name="Emphasis"><text:span text:style-name="T6">do 01.03.2026</text:span></text:span></text:p>
            </text:list-item>
            <text:list-item>
              <text:p text:style-name="P20"><text:span text:style-name="T6">Zadanie 2: Integracja oprogramowania z czujnikami – </text:span><text:span text:style-name="Emphasis"><text:span text:style-name="T6">do 10.03.2026</text:span></text:span></text:p>
            </text:list-item>
          </text:list>
        </text:list-item>
      </text:list>
      <text:p text:style-name="Text_20_body"><text:span text:style-name="Strong_20_Emphasis"><text:span text:style-name="T5"><text:tab/>Cel 2:</text:span></text:span><text:span text:style-name="T5"> </text:span><text:span text:style-name="T6">Optymalizacja szybkości i precyzji działania robota.<text:line-break/><text:tab/><text:tab/></text:span><text:span text:style-name="Strong_20_Emphasis"><text:span text:style-name="T6">Termin realizacji:</text:span></text:span><text:span text:style-name="T6"> 25.03.2026</text:span></text:p>
      <text:list text:style-name="L9">
        <text:list-item>
          <text:list>
            <text:list-item>
              <text:p text:style-name="P21"><text:span text:style-name="T6">Zadanie 1: Testy czasu reakcji robota – </text:span><text:span text:style-name="Emphasis"><text:span text:style-name="T6">do 15.03.2026</text:span></text:span></text:p>
            </text:list-item>
            <text:list-item>
              <text:p text:style-name="P21"><text:span text:style-name="T6">Zadanie 2: Optymalizacja kodu źródłowego – </text:span><text:span text:style-name="Emphasis"><text:span text:style-name="T6">do 20.03.2026</text:span></text:span></text:p>
            </text:list-item>
          </text:list>
        </text:list-item>
      </text:list>
      <text:p text:style-name="Text_20_body"><text:span text:style-name="Strong_20_Emphasis"><text:span text:style-name="T5"><text:tab/>Cel 3:</text:span></text:span><text:span text:style-name="T6"> Przygotowanie oprogramowania do warunków zawodów.<text:line-break/><text:tab/><text:tab/></text:span><text:span text:style-name="Strong_20_Emphasis"><text:span text:style-name="T6">Termin realizacji:</text:span></text:span><text:span text:style-name="T6"> 10.04.2026</text:span></text:p>
      <text:list text:style-name="L10">
        <text:list-item>
          <text:list>
            <text:list-item>
              <text:p text:style-name="P22"><text:span text:style-name="T6">Zadanie 1: Symulacje sytuacji awaryjnych – </text:span><text:span text:style-name="Emphasis"><text:span text:style-name="T6">do 01.04.2026</text:span></text:span></text:p>
            </text:list-item>
            <text:list-item>
              <text:p text:style-name="P22"><text:span text:style-name="T6">Zadanie 2: Testy końcowe w warunkach zbliżonych do zawodów – </text:span><text:span text:style-name="Emphasis"><text:span text:style-name="T6">do 05.04.2026</text:span></text:span></text:p>
            </text:list-item>
          </text:list>
        </text:list-item>
      </text:list>
      <text:p text:style-name="P4"/>
      <text:h text:style-name="P8" text:outline-level="2">2. Bariery i problemy w realizacji projektu</text:h>
      <text:list text:style-name="L11">
        <text:list-item>
          <text:p text:style-name="P23">Ferie zimowe ograniczające liczbę spotkań zespołu.</text:p>
        </text:list-item>
        <text:list-item>
          <text:p text:style-name="P23">Okres egzaminów i sprawdzianów szkolnych zwiększający obciążenie uczniów. </text:p>
        </text:list-item>
        <text:list-item>
          <text:p text:style-name="P23"><text:soft-page-break/>Udział członków drużyny w innych konkursach i projektach szkolnych.</text:p>
        </text:list-item>
      </text:list>
      <text:p text:style-name="P4"/>
      <text:p text:style-name="P24"><text:span text:style-name="T6"><text:line-break/><text:line-break/><text:line-break/><text:line-break/><text:line-break/></text:span><text:span text:style-name="T12">3. Organizacja drużyny</text:span></text:p>
      <text:p text:style-name="P24"><text:span text:style-name="Strong_20_Emphasis"><text:span text:style-name="T13">Harmonogram spotkań:</text:span></text:span><text:span text:style-name="T6"><text:line-break/><text:tab/>Spotkania zespołu odbywają się </text:span><text:span text:style-name="T14">co najmniej </text:span><text:span text:style-name="T6">raz w tygodniu od </text:span><text:span text:style-name="T14">12.12.2025</text:span><text:span text:style-name="T6"> do </text:span><text:span text:style-name="T14">finału konkursu w </text:span><text:span text:style-name="T6">kwietni</text:span><text:span text:style-name="T14">u</text:span><text:span text:style-name="T6"> 2026 <text:tab/>roku. Dodatkowe </text:span><text:span text:style-name="T14">spotkania</text:span><text:span text:style-name="T6"> </text:span><text:span text:style-name="T14">będą odbywały się </text:span><text:span text:style-name="T6">są w marcu i kwietniu przed zawodami finałowymi.<text:line-break/><text:line-break/></text:span><text:span text:style-name="Strong_20_Emphasis"><text:span text:style-name="T5">Podział pracy w drużynie:</text:span></text:span></text:p>
      <text:list text:style-name="L12">
        <text:list-item>
          <text:p text:style-name="P25">Lider projektu – planowanie prac, kontrola terminów, kontakt z opiekunem.</text:p>
        </text:list-item>
        <text:list-item>
          <text:p text:style-name="P25">Zespół konstrukcyjny – projektowanie, budowa i testy mechaniczne robota.</text:p>
        </text:list-item>
        <text:list-item>
          <text:p text:style-name="P25">Zespół programistyczny – tworzenie, testowanie i optymalizacja oprogramowania.</text:p>
        </text:list-item>
      </text:list>
      <text:p text:style-name="Text_20_body"><text:span text:style-name="Strong_20_Emphasis"><text:span text:style-name="T5">Strategie rozwiązywania konfliktów:</text:span></text:span></text:p>
      <text:list text:style-name="L13">
        <text:list-item>
          <text:p text:style-name="P26">Regularne spotkania zespołu w celu omawiania problemów i nieporozumień.</text:p>
        </text:list-item>
        <text:list-item>
          <text:p text:style-name="P26">Głosowanie większościowe przy sporach dotyczących decyzji technicznych.</text:p>
        </text:list-item>
        <text:list-item>
          <text:p text:style-name="P26">Konsultacje z opiekunem drużyny w sytuacjach wymagających wsparcia zewnętrznego.<text:line-break/><text:line-break/></text:p>
        </text:list-item>
      </text:list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1a8086" officeooo:paragraph-rsid="001a8086"/>
    </style:style>
    <style:page-layout style:name="Mpm1">
      <style:page-layout-properties fo:page-width="21.001cm" fo:page-height="29.7cm" style:num-format="1" style:print-orientation="portrait" fo:margin-top="2cm" fo:margin-bottom="2cm" fo:margin-left="1.217cm" fo:margin-right="0.8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6T17:58:03.341171700</meta:creation-date>
    <dc:date>2026-01-26T21:53:20.527920560</dc:date>
    <meta:editing-duration>PT38M55S</meta:editing-duration>
    <meta:editing-cycles>5</meta:editing-cycles>
    <meta:generator>LibreOffice/25.2.7.2$Linux_X86_64 LibreOffice_project/520$Build-2</meta:generator>
    <meta:document-statistic meta:table-count="2" meta:image-count="0" meta:object-count="0" meta:page-count="3" meta:paragraph-count="56" meta:word-count="503" meta:character-count="3755" meta:non-whitespace-character-count="3268"/>
  </office:meta>
</office:document-meta>
</file>